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co6" style:family="table-column">
      <style:table-column-properties fo:break-before="auto" style:column-width="0.527cm"/>
    </style:style>
    <style:style style:name="co7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13.952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722cm"/>
    </style:style>
    <style:style style:name="ro1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699cm" fo:break-before="auto" style:use-optimal-row-height="false"/>
    </style:style>
    <style:style style:name="ro7" style:family="table-row">
      <style:table-row-properties style:row-height="0.593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2.154cm" fo:break-before="auto" style:use-optimal-row-height="false"/>
    </style:style>
    <style:style style:name="ro10" style:family="table-row">
      <style:table-row-properties style:row-height="2.879cm" fo:break-before="auto" style:use-optimal-row-height="false"/>
    </style:style>
    <style:style style:name="ro11" style:family="table-row">
      <style:table-row-properties style:row-height="3.048cm" fo:break-before="auto" style:use-optimal-row-height="false"/>
    </style:style>
    <style:style style:name="ro12" style:family="table-row">
      <style:table-row-properties style:row-height="2.582cm" fo:break-before="auto" style:use-optimal-row-height="false"/>
    </style:style>
    <style:style style:name="ro13" style:family="table-row">
      <style:table-row-properties style:row-height="3.45cm" fo:break-before="auto" style:use-optimal-row-height="false"/>
    </style:style>
    <style:style style:name="ro14" style:family="table-row">
      <style:table-row-properties style:row-height="4.678cm" fo:break-before="auto" style:use-optimal-row-height="false"/>
    </style:style>
    <style:style style:name="ro15" style:family="table-row">
      <style:table-row-properties style:row-height="2.477cm" fo:break-before="auto" style:use-optimal-row-height="false"/>
    </style:style>
    <style:style style:name="ro16" style:family="table-row">
      <style:table-row-properties style:row-height="2.54cm" fo:break-before="auto" style:use-optimal-row-height="false"/>
    </style:style>
    <style:style style:name="ro17" style:family="table-row">
      <style:table-row-properties style:row-height="5.186cm" fo:break-before="auto" style:use-optimal-row-height="false"/>
    </style:style>
    <style:style style:name="ro18" style:family="table-row">
      <style:table-row-properties style:row-height="3.958cm" fo:break-before="auto" style:use-optimal-row-height="false"/>
    </style:style>
    <style:style style:name="ro19" style:family="table-row">
      <style:table-row-properties style:row-height="4.297cm" fo:break-before="auto" style:use-optimal-row-height="false"/>
    </style:style>
    <style:style style:name="ro20" style:family="table-row">
      <style:table-row-properties style:row-height="4.276cm" fo:break-before="auto" style:use-optimal-row-height="false"/>
    </style:style>
    <style:style style:name="ro21" style:family="table-row">
      <style:table-row-properties style:row-height="0.847cm" fo:break-before="auto" style:use-optimal-row-height="false"/>
    </style:style>
    <style:style style:name="ro22" style:family="table-row">
      <style:table-row-properties style:row-height="1.334cm" fo:break-before="auto" style:use-optimal-row-height="false"/>
    </style:style>
    <style:style style:name="ro23" style:family="table-row">
      <style:table-row-properties style:row-height="1.207cm" fo:break-before="auto" style:use-optimal-row-height="false"/>
    </style:style>
    <style:style style:name="ro24" style:family="table-row">
      <style:table-row-properties style:row-height="0.677cm" fo:break-before="auto" style:use-optimal-row-height="false"/>
    </style:style>
    <style:style style:name="ro25" style:family="table-row">
      <style:table-row-properties style:row-height="0.681cm" fo:break-before="auto" style:use-optimal-row-height="false"/>
    </style:style>
    <style:style style:name="ro26" style:family="table-row">
      <style:table-row-properties style:row-height="0.529cm" fo:break-before="auto" style:use-optimal-row-height="false"/>
    </style:style>
    <style:style style:name="ro27" style:family="table-row">
      <style:table-row-properties style:row-height="2.316cm" fo:break-before="auto" style:use-optimal-row-height="true"/>
    </style:style>
    <style:style style:name="ro28" style:family="table-row">
      <style:table-row-properties style:row-height="0.736cm" fo:break-before="auto" style:use-optimal-row-height="true"/>
    </style:style>
    <style:style style:name="ro29" style:family="table-row">
      <style:table-row-properties style:row-height="1.685cm" fo:break-before="auto" style:use-optimal-row-height="true"/>
    </style:style>
    <style:style style:name="ro30" style:family="table-row">
      <style:table-row-properties style:row-height="1.369cm" fo:break-before="auto" style:use-optimal-row-height="true"/>
    </style:style>
    <style:style style:name="ta2" style:family="table" style:master-page-name="PageStyle_5f_ケース一覧">
      <style:table-properties table:display="true" style:writing-mode="lr-tb"/>
    </style:style>
    <style:style style:name="ta3" style:family="table" style:master-page-name="PageStyle_5f_表紙">
      <style:table-properties table:display="true" style:writing-mode="lr-tb"/>
    </style:style>
    <style:style style:name="ta4" style:family="table" style:master-page-name="PageStyle_5f_ケース01">
      <style:table-properties table:display="true" style:writing-mode="lr-tb"/>
    </style:style>
    <style:style style:name="ta5" style:family="table" style:master-page-name="PageStyle_5f_ケース02">
      <style:table-properties table:display="true" style:writing-mode="lr-tb"/>
    </style:style>
    <style:style style:name="ta6" style:family="table" style:master-page-name="PageStyle_5f_ケース03">
      <style:table-properties table:display="true" style:writing-mode="lr-tb"/>
    </style:style>
    <style:style style:name="ta7" style:family="table" style:master-page-name="PageStyle_5f_ケース04">
      <style:table-properties table:display="true" style:writing-mode="lr-tb"/>
    </style:style>
    <style:style style:name="ta8" style:family="table" style:master-page-name="PageStyle_5f_ケース05">
      <style:table-properties table:display="true" style:writing-mode="lr-tb"/>
    </style:style>
    <style:style style:name="ta9" style:family="table" style:master-page-name="PageStyle_5f_ケース06">
      <style:table-properties table:display="true" style:writing-mode="lr-tb"/>
    </style:style>
    <style:style style:name="ta10" style:family="table" style:master-page-name="PageStyle_5f_ケース07">
      <style:table-properties table:display="true" style:writing-mode="lr-tb"/>
    </style:style>
    <style:style style:name="ta11" style:family="table" style:master-page-name="PageStyle_5f_ケース08">
      <style:table-properties table:display="true" style:writing-mode="lr-tb"/>
    </style:style>
    <style:style style:name="ta12" style:family="table" style:master-page-name="PageStyle_5f_ケース09">
      <style:table-properties table:display="true" style:writing-mode="lr-tb"/>
    </style:style>
    <style:style style:name="ta13" style:family="table" style:master-page-name="PageStyle_5f_ケース10">
      <style:table-properties table:display="true" style:writing-mode="lr-tb"/>
    </style:style>
    <style:style style:name="ta14" style:family="table" style:master-page-name="PageStyle_5f_ケース11">
      <style:table-properties table:display="true" style:writing-mode="lr-tb"/>
    </style:style>
    <style:style style:name="ta15" style:family="table" style:master-page-name="PageStyle_5f_ケース12">
      <style:table-properties table:display="true" style:writing-mode="lr-tb"/>
    </style:style>
    <style:style style:name="ta16" style:family="table" style:master-page-name="PageStyle_5f_ケース13">
      <style:table-properties table:display="true" style:writing-mode="lr-tb"/>
    </style:style>
    <style:style style:name="ta17" style:family="table" style:master-page-name="PageStyle_5f_ケース14">
      <style:table-properties table:display="true" style:writing-mode="lr-tb"/>
    </style:style>
    <style:style style:name="ta18" style:family="table" style:master-page-name="PageStyle_5f_ケース15">
      <style:table-properties table:display="true" style:writing-mode="lr-tb"/>
    </style:style>
    <style:style style:name="ta19" style:family="table" style:master-page-name="PageStyle_5f_ケース16">
      <style:table-properties table:display="true" style:writing-mode="lr-tb"/>
    </style:style>
    <style:style style:name="ta20" style:family="table" style:master-page-name="PageStyle_5f_ケース17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underline-style="none"/>
    </style:style>
    <style:style style:name="ce11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1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12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1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1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4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4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52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53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54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55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56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5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5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73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24pt" fo:font-style="normal" fo:text-shadow="none" style:text-underline-style="none" fo:font-weight="normal" style:font-name-asian="Meiryo" style:font-size-asian="24pt" style:font-style-asian="normal" style:font-weight-asian="normal" style:font-size-complex="24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name-asian="Meiryo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メイリオ" fo:font-size="12pt" fo:font-style="normal" fo:text-shadow="none" style:text-underline-style="none" fo:font-weight="bold" style:font-name-asian="メイリオ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標準_20_2_20_8" style:data-style-name="N15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9pt" fo:font-style="normal" fo:text-shadow="none" style:text-underline-style="none" fo:font-weight="bold" style:font-name-asian="Meiryo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bold" style:font-name-asian="Meiryo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underline-style="none"/>
    </style:style>
    <style:style style:name="ce8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22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23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2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4.A1" xlink:type="simple"/>
        <loext:hyperlink xlink:href="#ケース0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5.A1" xlink:type="simple"/>
        <loext:hyperlink xlink:href="#ケース0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6.A1" xlink:type="simple"/>
        <loext:hyperlink xlink:href="#ケース0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7.A1" xlink:type="simple"/>
        <loext:hyperlink xlink:href="#ケース0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2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8.A1" xlink:type="simple"/>
        <loext:hyperlink xlink:href="#ケース08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09.A1" xlink:type="simple"/>
        <loext:hyperlink xlink:href="#ケース09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0.A1" xlink:type="simple"/>
        <loext:hyperlink xlink:href="#ケース10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1.A1" xlink:type="simple"/>
        <loext:hyperlink xlink:href="#ケース11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2.A1" xlink:type="simple"/>
        <loext:hyperlink xlink:href="#ケース12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3.A1" xlink:type="simple"/>
        <loext:hyperlink xlink:href="#ケース13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5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4.A1" xlink:type="simple"/>
        <loext:hyperlink xlink:href="#ケース14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>
        <style:hyperlink xlink:href="#ケース15.A1" xlink:type="simple"/>
        <loext:hyperlink xlink:href="#ケース15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7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8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39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1.A1" xlink:type="simple"/>
        <loext:hyperlink xlink:href="#ケース01.A1" xlink:type="simple"/>
      </style:table-cell-properties>
      <style:paragraph-properties css3t:text-justify="auto" fo:margin-left="0cm" style:writing-mode="page"/>
    </style:style>
    <style:style style:name="ce140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2.A1" xlink:type="simple"/>
        <loext:hyperlink xlink:href="#ケース02.A1" xlink:type="simple"/>
      </style:table-cell-properties>
      <style:paragraph-properties css3t:text-justify="auto" fo:margin-left="0cm" style:writing-mode="page"/>
    </style:style>
    <style:style style:name="ce141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03.A1" xlink:type="simple"/>
        <loext:hyperlink xlink:href="#ケース03.A1" xlink:type="simple"/>
      </style:table-cell-properties>
      <style:paragraph-properties css3t:text-justify="auto" fo:margin-left="0cm" style:writing-mode="page"/>
    </style:style>
    <style:style style:name="ce143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6.A1" xlink:type="simple"/>
        <loext:hyperlink xlink:href="#ケース16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44" style:family="table-cell" style:parent-style-name="Excel_5f_BuiltIn_5f_Hyperlink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>
        <style:hyperlink xlink:href="#ケース17.A1" xlink:type="simple"/>
        <loext:hyperlink xlink:href="#ケース17.A1" xlink:type="simple"/>
      </style:table-cell-properties>
      <style:paragraph-properties css3t:text-justify="auto" fo:margin-left="0cm" style:writing-mode="page"/>
      <style:text-properties fo:color="#000000" style:text-underline-style="none"/>
    </style:style>
    <style:style style:name="ce145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標準_20_2_20_8" style:data-style-name="N10112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Excel_20_Built-in_20_Normal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Excel_20_Built-in_20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標準_20_2_20_8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Heading_20_1" style:data-style-name="N0">
      <style:table-cell-properties style:glyph-orientation-vertical="0" fo:border-bottom="2.49pt solid #4f81bd" style:cell-protect="protected" style:print-content="tru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Excel_20_Built-in_20_Heading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標準_20_2_20_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標準_20_2_20_8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標準_20_2_20_8" style:data-style-name="N1011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557cm" fo:padding-top="0.1cm" fo:padding-bottom="0.1cm" fo:padding-left="0.1cm" fo:padding-right="0.1cm" draw:shadow="hidden" draw:shadow-offset-x="0.1cm" draw:shadow-offset-y="0.1cm" draw:caption-escape-direction="auto"/>
      <style:paragraph-properties fo:margin-left="0.2cm" fo:margin-right="0.2cm" fo:margin-top="0.2cm" fo:margin-bottom="0.2cm" fo:text-indent="0cm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217346" draw:marker-start="線の終点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6.252cm" fo:min-width="11.15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.2cm" fo:margin-right="0.2cm" fo:margin-top="0.2cm" fo:margin-bottom="0.2cm" fo:text-indent="0cm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7" style:family="text">
      <style:text-properties style:text-outline="false" style:text-line-through-style="none" style:text-line-through-type="none" style:font-name="ＭＳ Ｐゴシック" fo:font-size="10pt" fo:language="en" fo:country="US" fo:font-style="normal" fo:text-shadow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'MS P ゴシック'" style:font-family-generic="modern" style:font-pitch="fixed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S P ゴシック'" style:font-family-generic-asian="modern" style:font-pitch-asian="fixed" style:font-size-asian="9pt" style:language-asian="ja" style:country-asian="JP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ＭＳ Ｐゴシック" fo:font-size="10pt" fo:font-weight="normal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ＭＳ ゴシック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ゴシック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OK&quot;;&quot;NG&quot;)" table:allow-empty-cell="true" table:display-list="unsorted" table:base-cell-address="ケース01.BL5">
          <table:error-message table:message-type="stop" table:display="true"/>
        </table:content-validation>
        <table:content-validation table:name="val2" table:condition="of:cell-content-is-in-list(&quot;OK&quot;;&quot;NG&quot;)" table:allow-empty-cell="true" table:display-list="unsorted" table:base-cell-address="ケース02.BL5">
          <table:error-message table:message-type="stop" table:display="true"/>
        </table:content-validation>
        <table:content-validation table:name="val3" table:condition="of:cell-content-is-in-list(&quot;OK&quot;;&quot;NG&quot;)" table:allow-empty-cell="true" table:display-list="unsorted" table:base-cell-address="ケース03.BL5">
          <table:error-message table:message-type="stop" table:display="true"/>
        </table:content-validation>
        <table:content-validation table:name="val4" table:condition="of:cell-content-is-in-list(&quot;OK&quot;;&quot;NG&quot;)" table:allow-empty-cell="true" table:display-list="unsorted" table:base-cell-address="ケース04.BL5">
          <table:error-message table:message-type="stop" table:display="true"/>
        </table:content-validation>
        <table:content-validation table:name="val5" table:condition="of:cell-content-is-in-list(&quot;OK&quot;;&quot;NG&quot;)" table:allow-empty-cell="true" table:display-list="unsorted" table:base-cell-address="ケース05.BL5">
          <table:error-message table:message-type="stop" table:display="true"/>
        </table:content-validation>
        <table:content-validation table:name="val6" table:condition="of:cell-content-is-in-list(&quot;OK&quot;;&quot;NG&quot;)" table:allow-empty-cell="true" table:display-list="unsorted" table:base-cell-address="ケース06.BL5">
          <table:error-message table:message-type="stop" table:display="true"/>
        </table:content-validation>
        <table:content-validation table:name="val7" table:condition="of:cell-content-is-in-list(&quot;OK&quot;;&quot;NG&quot;)" table:allow-empty-cell="true" table:display-list="unsorted" table:base-cell-address="ケース07.BL5">
          <table:error-message table:message-type="stop" table:display="true"/>
        </table:content-validation>
        <table:content-validation table:name="val8" table:condition="of:cell-content-is-in-list(&quot;OK&quot;;&quot;NG&quot;)" table:allow-empty-cell="true" table:display-list="unsorted" table:base-cell-address="ケース08.BL5">
          <table:error-message table:message-type="stop" table:display="true"/>
        </table:content-validation>
        <table:content-validation table:name="val9" table:condition="of:cell-content-is-in-list(&quot;OK&quot;;&quot;NG&quot;)" table:allow-empty-cell="true" table:display-list="unsorted" table:base-cell-address="ケース09.BL5">
          <table:error-message table:message-type="stop" table:display="true"/>
        </table:content-validation>
        <table:content-validation table:name="val10" table:condition="of:cell-content-is-in-list(&quot;OK&quot;;&quot;NG&quot;)" table:allow-empty-cell="true" table:display-list="unsorted" table:base-cell-address="ケース10.BL5">
          <table:error-message table:message-type="stop" table:display="true"/>
        </table:content-validation>
        <table:content-validation table:name="val11" table:condition="of:cell-content-is-in-list(&quot;OK&quot;;&quot;NG&quot;)" table:allow-empty-cell="true" table:display-list="unsorted" table:base-cell-address="ケース11.BL5">
          <table:error-message table:message-type="stop" table:display="true"/>
        </table:content-validation>
        <table:content-validation table:name="val12" table:condition="of:cell-content-is-in-list(&quot;OK&quot;;&quot;NG&quot;)" table:allow-empty-cell="true" table:display-list="unsorted" table:base-cell-address="ケース12.BL5">
          <table:error-message table:message-type="stop" table:display="true"/>
        </table:content-validation>
        <table:content-validation table:name="val13" table:condition="of:cell-content-is-in-list(&quot;OK&quot;;&quot;NG&quot;)" table:allow-empty-cell="true" table:display-list="unsorted" table:base-cell-address="ケース13.BL5">
          <table:error-message table:message-type="stop" table:display="true"/>
        </table:content-validation>
        <table:content-validation table:name="val14" table:condition="of:cell-content-is-in-list(&quot;OK&quot;;&quot;NG&quot;)" table:allow-empty-cell="true" table:display-list="unsorted" table:base-cell-address="ケース14.BL5">
          <table:error-message table:message-type="stop" table:display="true"/>
        </table:content-validation>
        <table:content-validation table:name="val15" table:condition="of:cell-content-is-in-list(&quot;OK&quot;;&quot;NG&quot;)" table:allow-empty-cell="true" table:display-list="unsorted" table:base-cell-address="ケース15.BL5">
          <table:error-message table:message-type="stop" table:display="true"/>
        </table:content-validation>
        <table:content-validation table:name="val16" table:condition="of:cell-content-is-in-list(&quot;OK&quot;;&quot;NG&quot;)" table:allow-empty-cell="true" table:display-list="unsorted" table:base-cell-address="ケース16.BL5">
          <table:error-message table:message-type="stop" table:display="true"/>
        </table:content-validation>
        <table:content-validation table:name="val17" table:condition="of:cell-content-is-in-list(&quot;OK&quot;;&quot;NG&quot;)" table:allow-empty-cell="true" table:display-list="unsorted" table:base-cell-address="ケース17.BL5">
          <table:error-message table:message-type="stop" table:display="true"/>
        </table:content-validation>
      </table:content-validations>
      <table:table table:name="表紙" table:style-name="ta3" table:print-ranges="表紙.A1:表紙.E31">
        <office:forms form:automatic-focus="false" form:apply-design-mode="false"/>
        <table:table-column table:style-name="co3" table:default-cell-style-name="ce83"/>
        <table:table-column table:style-name="co4" table:number-columns-repeated="2" table:default-cell-style-name="ce83"/>
        <table:table-column table:style-name="co5" table:default-cell-style-name="ce83"/>
        <table:table-column table:style-name="co8" table:default-cell-style-name="ce91"/>
        <table:table-column table:style-name="co9" table:number-columns-repeated="252" table:default-cell-style-name="ce91"/>
        <table:table-column table:style-name="co9" table:number-columns-repeated="16127"/>
        <table:table-row table:style-name="ro1" table:number-rows-repeated="3">
          <table:table-cell table:number-columns-repeated="257"/>
        </table:table-row>
        <table:table-row table:style-name="ro21">
          <table:table-cell/>
          <table:table-cell table:style-name="ce84" office:value-type="string" calcext:value-type="string">
            <text:p>関係者外秘</text:p>
          </table:table-cell>
          <table:table-cell table:number-columns-repeated="255"/>
        </table:table-row>
        <table:table-row table:style-name="ro1" table:number-rows-repeated="5">
          <table:table-cell table:number-columns-repeated="257"/>
        </table:table-row>
        <table:table-row table:style-name="ro22">
          <table:table-cell/>
          <table:table-cell table:style-name="ce85" office:value-type="string" calcext:value-type="string">
            <text:p>LMS学習管理システム</text:p>
          </table:table-cell>
          <table:table-cell table:number-columns-repeated="255"/>
        </table:table-row>
        <table:table-row table:style-name="ro22">
          <table:table-cell/>
          <table:table-cell table:style-name="ce85" office:value-type="string" calcext:value-type="string">
            <text:p>結合テスト仕様書</text:p>
          </table:table-cell>
          <table:table-cell table:number-columns-repeated="255"/>
        </table:table-row>
        <table:table-row table:style-name="ro1" table:number-rows-repeated="9">
          <table:table-cell table:number-columns-repeated="257"/>
        </table:table-row>
        <table:table-row table:style-name="ro23">
          <table:table-cell/>
          <table:table-cell table:style-name="ce86" office:value-type="string" calcext:value-type="string">
            <text:p>更新履歴</text:p>
          </table:table-cell>
          <table:table-cell table:style-name="ce86" table:number-columns-repeated="2"/>
          <table:table-cell table:number-columns-repeated="253"/>
        </table:table-row>
        <table:table-row table:style-name="ro24">
          <table:table-cell/>
          <table:table-cell table:style-name="ce87" office:value-type="string" calcext:value-type="string">
            <text:p>年月日</text:p>
          </table:table-cell>
          <table:table-cell table:style-name="ce87" office:value-type="string" calcext:value-type="string">
            <text:p>担当者</text:p>
          </table:table-cell>
          <table:table-cell table:style-name="ce87" office:value-type="string" calcext:value-type="string">
            <text:p>内容</text:p>
          </table:table-cell>
          <table:table-cell table:number-columns-repeated="253"/>
        </table:table-row>
        <table:table-row table:style-name="ro24">
          <table:table-cell/>
          <table:table-cell table:style-name="ce88" office:value-type="date" office:date-value="2025-02-21" calcext:value-type="date">
            <text:p>2025/02/21</text:p>
          </table:table-cell>
          <table:table-cell table:style-name="ce90" office:value-type="string" calcext:value-type="string">
            <text:p>堀井</text:p>
          </table:table-cell>
          <table:table-cell table:style-name="ce90" office:value-type="string" calcext:value-type="string">
            <text:p>新規作成</text:p>
          </table:table-cell>
          <table:table-cell table:number-columns-repeated="253"/>
        </table:table-row>
        <table:table-row table:style-name="ro24">
          <table:table-cell/>
          <table:table-cell table:style-name="ce88" office:value-type="date" office:date-value="2025-12-19" calcext:value-type="date">
            <text:p>2025/12/19</text:p>
          </table:table-cell>
          <table:table-cell table:style-name="ce90" office:value-type="string" calcext:value-type="string">
            <text:p>飯塚</text:p>
          </table:table-cell>
          <table:table-cell table:style-name="ce90" office:value-type="string" calcext:value-type="string">
            <text:p>ケース01～ケース06 編集</text:p>
          </table:table-cell>
          <table:table-cell table:number-columns-repeated="253"/>
        </table:table-row>
        <table:table-row table:style-name="ro25">
          <table:table-cell/>
          <table:table-cell table:style-name="ce88" office:value-type="date" office:date-value="2025-12-22" calcext:value-type="date">
            <text:p>2025/12/22</text:p>
          </table:table-cell>
          <table:table-cell table:style-name="ce90" office:value-type="string" calcext:value-type="string">
            <text:p>飯塚</text:p>
          </table:table-cell>
          <table:table-cell table:style-name="ce90" office:value-type="string" calcext:value-type="string">
            <text:p>ケース一覧 ハイパーリンク削除</text:p>
          </table:table-cell>
          <table:table-cell table:number-columns-repeated="253"/>
        </table:table-row>
        <table:table-row table:style-name="ro24">
          <table:table-cell/>
          <table:table-cell table:style-name="ce88"/>
          <table:table-cell table:style-name="ce90" table:number-columns-repeated="2"/>
          <table:table-cell table:number-columns-repeated="253"/>
        </table:table-row>
        <table:table-row table:style-name="ro24" table:number-rows-repeated="4">
          <table:table-cell/>
          <table:table-cell table:style-name="ce86" table:number-columns-repeated="3"/>
          <table:table-cell table:number-columns-repeated="253"/>
        </table:table-row>
        <table:table-row table:style-name="ro24">
          <table:table-cell/>
          <table:table-cell table:style-name="ce58" office:value-type="string" calcext:value-type="string" table:number-columns-spanned="3" table:number-rows-spanned="1">
            <text:p>Copyright © 2025 株式会社システムシェアード. All rights reserved.</text:p>
          </table:table-cell>
          <table:covered-table-cell table:number-columns-repeated="2" table:style-name="ce58"/>
          <table:table-cell table:number-columns-repeated="253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表紙.$A$1:.$E$31" table:range-usable-as="print-range"/>
        </table:named-expressions>
      </table:table>
      <table:table table:name="ケース一覧" table:style-name="ta2" table:print-ranges="ケース一覧.A1:ケース一覧.BC12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48" table:default-cell-style-name="ce67"/>
        <table:table-column table:style-name="co7" table:default-cell-style-name="ce150"/>
        <table:table-column table:style-name="co6" table:number-columns-repeated="199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6">
          <table:table-cell table:style-name="ce66"/>
          <table:table-cell table:style-name="ce68" office:value-type="string" calcext:value-type="string">
            <text:p>テストケース一覧</text:p>
          </table:table-cell>
          <table:table-cell table:style-name="ce68"/>
          <table:table-cell table:style-name="ce72"/>
          <table:table-cell table:style-name="ce75" table:number-columns-repeated="5"/>
          <table:table-cell table:style-name="ce66" table:number-columns-repeated="48"/>
          <table:table-cell table:style-name="ce151"/>
          <table:table-cell table:style-name="ce162" table:number-columns-repeated="16326"/>
        </table:table-row>
        <table:table-row table:style-name="ro7">
          <table:table-cell table:number-columns-repeated="54"/>
          <table:table-cell table:style-name="ce147" office:value-type="string" calcext:value-type="string">
            <text:p>※テストケースは正常系と準正常系に限り行う。</text:p>
          </table:table-cell>
          <table:table-cell table:number-columns-repeated="202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ケース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7" table:number-rows-spanned="1">
            <text:p>機能名</text:p>
          </table:table-cell>
          <table:covered-table-cell table:number-columns-repeated="5" table:style-name="ce78"/>
          <table:covered-table-cell table:style-name="ce80"/>
          <table:table-cell table:style-name="ce76" office:value-type="string" calcext:value-type="string" table:number-columns-spanned="13" table:number-rows-spanned="1">
            <text:p>ケース名</text:p>
          </table:table-cell>
          <table:covered-table-cell table:number-columns-repeated="11" table:style-name="ce78"/>
          <table:covered-table-cell table:style-name="ce80"/>
          <table:table-cell table:style-name="ce76" office:value-type="string" calcext:value-type="string" table:number-columns-spanned="31" table:number-rows-spanned="1">
            <text:p>概要</text:p>
          </table:table-cell>
          <table:covered-table-cell table:number-columns-repeated="29" table:style-name="ce78"/>
          <table:covered-table-cell table:style-name="ce80"/>
          <table:table-cell table:number-columns-repeated="2"/>
          <table:table-cell table:style-name="ce159" office:value-type="string" calcext:value-type="string">
            <text:p>難易度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ログイン画面への遷移</text:p>
          </table:table-cell>
          <table:covered-table-cell table:number-columns-repeated="11" table:style-name="ce89"/>
          <table:covered-table-cell table:style-name="ce139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ログイン 認証失敗</text:p>
          </table:table-cell>
          <table:covered-table-cell table:number-columns-repeated="11" table:style-name="ce122"/>
          <table:covered-table-cell table:style-name="ce140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DBに登録されていないユーザーでログインし、エラーメッセージが表示され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①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ログイン 正常系</text:p>
          </table:table-cell>
          <table:covered-table-cell table:number-columns-repeated="11" table:style-name="ce123"/>
          <table:covered-table-cell table:style-name="ce141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よくある質問画面への遷移</text:p>
          </table:table-cell>
          <table:covered-table-cell table:number-columns-repeated="12" table:style-name="ce124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10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キーワード検索 正常系</text:p>
          </table:table-cell>
          <table:covered-table-cell table:number-columns-repeated="12" table:style-name="ce125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キーワード検索を行い、該当キーワードを含む検索結果だけが表示される。</text:p>
            <text:p>・「クリア」ボタンを押下し、入力したキーワードが消去され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よくある質問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カテゴリ検索 正常系</text:p>
          </table:table-cell>
          <table:covered-table-cell table:number-columns-repeated="12" table:style-name="ce126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ヘルプ」リンクから、ヘルプ画面に遷移する。</text:p>
            <text:p>・「よくある質問」リンクから、よくある質問画面に遷移する。</text:p>
            <text:p>・カテゴリ検索を行い、該当カテゴリの検索結果だけ表示される。</text:p>
            <text:p>・検索結果の質問を押下し、その回答が表示される。</text:p>
            <text:p/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2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レポート新規登録(日報) 正常系</text:p>
          </table:table-cell>
          <table:covered-table-cell table:number-columns-repeated="12" table:style-name="ce127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未提出」ステータスの研修日の「詳細」ボタンを押下し、セクション詳細画面に遷移する。</text:p>
            <text:p>・「日報を提出する」ボタンを押下し、レポート登録画面に遷移する。</text:p>
            <text:p>・内容を入力して「提出する」ボタンを押下し、セクション詳細画面のボタン名が更新される。</text:p>
            <text:p/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13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レポート修正(週報) 正常系</text:p>
          </table:table-cell>
          <table:covered-table-cell table:number-columns-repeated="12" table:style-name="ce129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提出済」ステータスの研修日の「詳細」ボタンを押下し、セクション詳細画面に遷移する。</text:p>
            <text:p>・「提出済み週報を確認する」ボタンを押下し、レポート登録画面に遷移する。</text:p>
            <text:p>・報告内容を修正して「提出する」ボタンを押下し、セクション詳細画面に遷移する。</text:p>
            <text:p>・上部メニューの「ようこそ○○さん」リンクから、ユーザー詳細画面に遷移する。</text:p>
            <text:p>・該当レポートの「詳細」ボタンを押下し、レポート詳細画面で修正内容が反映される。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4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レポート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レポート登録 入力チェック</text:p>
          </table:table-cell>
          <table:covered-table-cell table:number-columns-repeated="12" table:style-name="ce130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ようこそ○○さん」リンクから、ユーザー詳細画面に遷移する。</text:p>
            <text:p>・該当レポートの「修正する」ボタンを押下し、レポート登録画面に遷移する。</text:p>
            <text:p>・不適切な内容で修正して「提出する」ボタンを押下し、エラー表示される。</text:p>
            <text:p>　【対象】</text:p>
            <text:p>　学習理解度：学習項目か理解度どちらかが未入力</text:p>
            <text:p>　目標の達成度：未入力チェック、数値チェック、範囲チェック(1～10)</text:p>
            <text:p>　所感：未入力チェック、桁数チェック(2000文字)</text:p>
            <text:p>　一週間の振り返り：桁数チェック(2000文字)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A</text:p>
          </table:table-cell>
          <table:table-cell table:number-columns-repeated="199"/>
        </table:table-row>
        <table:table-row table:style-name="ro15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<text:span text:style-name="T6">受講生 勤怠登録 正常系</text:span></text:p>
          </table:table-cell>
          <table:covered-table-cell table:number-columns-repeated="12" table:style-name="ce131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出勤」ボタンを押下し、出勤時間を登録する。</text:p>
            <text:p>・「退勤」ボタンを押下し、退勤時間を登録する。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6">
          <table:table-cell/>
          <table:table-cell table:style-name="ce70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勤怠直接編集 正常系</text:p>
          </table:table-cell>
          <table:covered-table-cell table:number-columns-repeated="12" table:style-name="ce132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すべての研修日程の勤怠情報を正しく更新し、勤怠管理画面に遷移する。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7">
          <table:table-cell/>
          <table:table-cell table:style-name="ce70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勤怠登録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勤怠直接編集 入力チェック</text:p>
          </table:table-cell>
          <table:covered-table-cell table:number-columns-repeated="12" table:style-name="ce133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上部メニューの「勤怠」リンクから、勤怠管理画面に遷移する。</text:p>
            <text:p>・「勤怠情報を直接編集する」リンクから、勤怠情報直接変更画面に遷移する。</text:p>
            <text:p>・不適切な内容で修正して「提出する」ボタンを押下し、エラー表示される。</text:p>
            <text:p>　【対象】</text:p>
            <text:p>　出勤、退勤の（時）と（分）のいずれかが空白</text:p>
            <text:p>　出勤が空白で退勤に入力あり</text:p>
            <text:p>　出勤が退勤よりも遅い時間</text:p>
            <text:p>　中抜け時間：出勤時間～退勤時間までの時間を超える</text:p>
            <text:p>　備考：桁数チェック(100文字)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8">
          <table:table-cell/>
          <table:table-cell table:style-name="ce70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試験の実施 結果0点</text:p>
          </table:table-cell>
          <table:covered-table-cell table:number-columns-repeated="12" table:style-name="ce134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すべての問題に未回答の状態で「確認画面へ進む」ボタンを押下し、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A</text:p>
          </table:table-cell>
          <table:table-cell table:number-columns-repeated="199"/>
        </table:table-row>
        <table:table-row table:style-name="ro19">
          <table:table-cell/>
          <table:table-cell table:style-name="ce70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試験実施機能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試験の実施 結果50点</text:p>
          </table:table-cell>
          <table:covered-table-cell table:number-columns-repeated="12" table:style-name="ce135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初回ログイン済みの受講生ユーザーでログインし、コース詳細画面に遷移する。</text:p>
            <text:p>・「試験有」ステータスの研修日の「詳細」ボタンを押下し、セクション詳細画面に遷移する。</text:p>
            <text:p>・「本日の試験」エリアの「詳細」ボタンを押下し、試験開始画面に遷移する。</text:p>
            <text:p>・「試験を開始する」ボタンを押下し、試験問題画面に遷移する。</text:p>
            <text:p>・問題の半数で正答、もう半数で誤答を選択した状態で、「確認画面へ進む」ボタンを押下し、</text:p>
            <text:p>試験回答確認画面に遷移する。</text:p>
            <text:p>・「回答を送信する」ボタンを押下し、試験結果画面に遷移する。</text:p>
            <text:p>・「戻る」ボタンを押下し、試験開始画面に遷移後、当該試験の結果が反映され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A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初回ログイン 利用規約に不同意</text:p>
          </table:table-cell>
          <table:covered-table-cell table:number-columns-repeated="12" table:style-name="ce136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「同意します」にチェックせず「次へ」ボタンを押下し、エラーメッセージが表示される。</text:p>
          </table:table-cell>
          <table:covered-table-cell table:number-columns-repeated="30" table:style-name="ce145"/>
          <table:table-cell table:number-columns-repeated="2"/>
          <table:table-cell table:style-name="ce160" office:value-type="string" calcext:value-type="string">
            <text:p>C</text:p>
          </table:table-cell>
          <table:table-cell table:number-columns-repeated="199"/>
        </table:table-row>
        <table:table-row table:style-name="ro20">
          <table:table-cell/>
          <table:table-cell table:style-name="ce70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初回ログイン パスワード変更 入力チェック</text:p>
          </table:table-cell>
          <table:covered-table-cell table:number-columns-repeated="11" table:style-name="ce137"/>
          <table:covered-table-cell table:style-name="ce143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不適切な入力状態で「変更」ボタンを押下し、エラー表示される。</text:p>
            <text:p>　【対象】</text:p>
            <text:p>　現在のパスワード：未入力チェック</text:p>
            <text:p>　新しいパスワード：未入力チェック、最大値チェック(20文字)、形式チェック（パスワードポリシー）</text:p>
            <text:p>　　　　　　　　　　現在のパスワードと異なる</text:p>
            <text:p>　確認パスワード：新しいパスワードと同じ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9">
          <table:table-cell/>
          <table:table-cell table:style-name="ce70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0"/>
          <table:table-cell table:style-name="ce77" office:value-type="string" calcext:value-type="string" table:number-columns-spanned="7" table:number-rows-spanned="1">
            <text:p>ログイン機能②</text:p>
          </table:table-cell>
          <table:covered-table-cell table:number-columns-repeated="5" table:style-name="ce79"/>
          <table:covered-table-cell table:style-name="ce81"/>
          <table:table-cell table:style-name="ce82" office:value-type="string" calcext:value-type="string" table:number-columns-spanned="13" table:number-rows-spanned="1">
            <text:p>受講生 初回ログイン 正常系</text:p>
          </table:table-cell>
          <table:covered-table-cell table:number-columns-repeated="11" table:style-name="ce138"/>
          <table:covered-table-cell table:style-name="ce144"/>
          <table:table-cell table:style-name="ce145" office:value-type="string" calcext:value-type="string" table:number-columns-spanned="31" table:number-rows-spanned="1">
            <text:p>・トップページにアクセスし、ログイン画面が表示される。</text:p>
            <text:p>・DBに初期登録された受講生ユーザーでログインし、利用規約画面に遷移する。</text:p>
            <text:p>・利用規約に同意し、パスワード変更画面に遷移する。</text:p>
            <text:p>・パスワード変更を行い、コース詳細画面に遷移する。</text:p>
          </table:table-cell>
          <table:covered-table-cell table:number-columns-repeated="29" table:style-name="ce146"/>
          <table:covered-table-cell table:style-name="ce149"/>
          <table:table-cell table:number-columns-repeated="2"/>
          <table:table-cell table:style-name="ce160" office:value-type="string" calcext:value-type="string">
            <text:p>B</text:p>
          </table:table-cell>
          <table:table-cell table:number-columns-repeated="199"/>
        </table:table-row>
        <table:table-row table:style-name="ro1" table:number-rows-repeated="1048554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Print_Area" table:base-cell-address="$表紙.$A$1" table:cell-range-address="$ケース一覧.$A$1:.$BC$12" table:range-usable-as="print-range"/>
        </table:named-expressions>
      </table:table>
      <table:table table:name="ケース01" table:style-name="ta4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office:annotation draw:style-name="gr1" draw:text-style-name="P2" svg:width="7.755cm" svg:height="2.757cm" svg:x="1.655cm" svg:y="0cm" draw:caption-point-x="-0.61cm" draw:caption-point-y="0.582cm">
              <dc:date>2025-12-19T00:00:00</dc:date>
              <text:p text:style-name="P1"><text:span text:style-name="T2">※</text:span><text:span text:style-name="T2">配布された</text:span><text:span text:style-name="T2">xlsx</text:span><text:span text:style-name="T2">ファイルに有りました式は</text:span><text:span text:style-name="T2">Excel</text:span><text:span text:style-name="T2">で自動取得可能なものでしたが、</text:span></text:p>
              <text:p text:style-name="P1"><text:span text:style-name="T2">本研修では</text:span><text:span text:style-name="T2">LibreOffice</text:span><text:span text:style-name="T2">が指定されているため手入力する形で対応しております。</text:span></text:p>
            </office:annotation>
            <text:p>ケース01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5]" office:value-type="string" office:string-value="ログイン画面への遷移" calcext:value-type="string" table:number-columns-spanned="22" table:number-rows-spanned="1">
            <text:p>ログイン画面への遷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" table:number-columns-spanned="3" table:number-rows-spanned="1"/>
          <table:covered-table-cell table:number-columns-repeated="2" table:style-name="ce170" table:content-validation-name="val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2" table:style-name="ta5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2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6]" office:value-type="string" office:string-value="受講生 ログイン 認証失敗" calcext:value-type="string" table:number-columns-spanned="22" table:number-rows-spanned="1">
            <text:p>受講生 ログイン 認証失敗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27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NotUser001</text:p>
            <text:p>パスワード：NotUser001</text:p>
            <text:p>※DBに登録されていないユーザーであること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ログインに失敗し、ログイン画面に戻されること。</text:p>
            <text:p>またこのとき、「ログインに失敗しました」というエラーメッセージが表示されてい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2" table:number-columns-spanned="3" table:number-rows-spanned="1"/>
          <table:covered-table-cell table:number-columns-repeated="2" table:style-name="ce170" table:content-validation-name="val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3" table:style-name="ta6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3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7]" office:value-type="string" office:string-value="受講生 ログイン 正常系" calcext:value-type="string" table:number-columns-spanned="22" table:number-rows-spanned="1">
            <text:p>受講生 ログイン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27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<text:span text:style-name="T8">パスワード：ItTest2023</text:span></text:p>
            <text:p>※DBに登録されている、初回ログイン済みのユーザーであること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3" table:number-columns-spanned="3" table:number-rows-spanned="1"/>
          <table:covered-table-cell table:number-columns-repeated="2" table:style-name="ce170" table:content-validation-name="val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4" table:style-name="ta7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4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8]" office:value-type="string" office:string-value="よくある質問画面への遷移" calcext:value-type="string" table:number-columns-spanned="22" table:number-rows-spanned="1">
            <text:p>よくある質問画面への遷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27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<text:span text:style-name="T8">パスワード：ItTest2023</text:span></text:p>
            <text:p>※DBに登録されている、初回ログイン済みのユーザーであること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28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28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4" table:number-columns-spanned="3" table:number-rows-spanned="1"/>
          <table:covered-table-cell table:number-columns-repeated="2" table:style-name="ce170" table:content-validation-name="val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5" table:style-name="ta8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5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9]" office:value-type="string" office:string-value="キーワード検索 正常系" calcext:value-type="string" table:number-columns-spanned="22" table:number-rows-spanned="1">
            <text:p>キーワード検索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27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<text:span text:style-name="T8">パスワード：ItTest2023</text:span></text:p>
            <text:p>※DBに登録されている、初回ログイン済みのユーザーであること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28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28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29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よくある質問画面】</text:p>
            <text:p>以下の入力値を入力し、「検索」ボタンを押下する。</text:p>
            <text:p/>
            <text:p>【入力値】</text:p>
            <text:p>キーワード：何か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検索結果が更新され、質問内容に「何か」を含む質問項目だけが表示されていること。</text:p>
            <text:p>【例】</text:p>
            <text:p>セルフ・キャリアドック制度とは何か</text:p>
            <text:p>事業所が変わった場合、何かしら手続きをする必要がありますか？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28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<text:span text:style-name="T8">【よくある質問画面】</text:span></text:p>
            <text:p><text:span text:style-name="T8">入力値がある状態で「クリア」ボタンを押下する。</text:span>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入力内容が削除され、空欄状態にな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5" table:number-columns-spanned="3" table:number-rows-spanned="1"/>
          <table:covered-table-cell table:number-columns-repeated="2" table:style-name="ce170" table:content-validation-name="val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6" table:style-name="ta9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6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0]" office:value-type="string" office:string-value="カテゴリ検索 正常系" calcext:value-type="string" table:number-columns-spanned="22" table:number-rows-spanned="1">
            <text:p>カテゴリ検索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http://localhost:8080/lms にアクセスする。</text:p>
          </table:table-cell>
          <table:covered-table-cell table:number-columns-repeated="21" table:style-name="ce60"/>
          <table:covered-table-cell table:style-name="ce62"/>
          <table:table-cell table:style-name="ce164" office:value-type="string" calcext:value-type="string" table:number-columns-spanned="27" table:number-rows-spanned="1">
            <text:p>ログイン画面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27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ログイン画面】</text:p>
            <text:p>以下の入力値を入力し、「ログイン」ボタンを押下する。</text:p>
            <text:p/>
            <text:p>【入力値】</text:p>
            <text:p>ログインID：StudentAA01</text:p>
            <text:p><text:span text:style-name="T8">パスワード：ItTest2023</text:span></text:p>
            <text:p>※DBに登録されている、初回ログイン済みのユーザーであること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ログインに成功し、コース詳細画面に遷移すること。</text:p>
            <text:p>またこのとき、上部メニューの「ようこそ〇〇さん」に当たる部分に当該受講生の氏名が入ってい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28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コース詳細画面】</text:p>
            <text:p>上部メニューの「機能」タブ内にある「ヘルプ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ヘルプ画面に遷移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28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ヘルプ画面】</text:p>
            <text:p>「よくある質問」リンク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新しいタブを生成し、よくある質問画面を表示す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30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よくある質問画面】</text:p>
            <text:p>カテゴリ検索の【研修関係】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検索結果が更新され、カテゴリが【研修関係】の質問項目だけが表示されていること。</text:p>
            <text:p>【例】</text:p>
            <text:p>研修の申し込みはどのようにすれば良いですか？</text:p>
            <text:p>キャンセル料・途中退校について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28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office:value-type="string" calcext:value-type="string" table:number-columns-spanned="23" table:number-rows-spanned="1">
            <text:p>【よくある質問画面】</text:p>
            <text:p>カテゴリ検索の結果表示された質問項目を押下する。</text:p>
          </table:table-cell>
          <table:covered-table-cell table:number-columns-repeated="22" table:style-name="ce164"/>
          <table:table-cell table:style-name="ce164" office:value-type="string" calcext:value-type="string" table:number-columns-spanned="27" table:number-rows-spanned="1">
            <text:p>質問項目の下に質問に対する解答が表示されること。</text:p>
          </table:table-cell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6" table:number-columns-spanned="3" table:number-rows-spanned="1"/>
          <table:covered-table-cell table:number-columns-repeated="2" table:style-name="ce170" table:content-validation-name="val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7" table:style-name="ta10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7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1]" office:value-type="string" office:string-value="受講生 レポート新規登録(日報) 正常系" calcext:value-type="string" table:number-columns-spanned="22" table:number-rows-spanned="1">
            <text:p>受講生 レポート新規登録(日報)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7" table:number-columns-spanned="3" table:number-rows-spanned="1"/>
          <table:covered-table-cell table:number-columns-repeated="2" table:style-name="ce170" table:content-validation-name="val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8" table:style-name="ta11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8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2]" office:value-type="string" office:string-value="受講生 レポート修正(週報) 正常系" calcext:value-type="string" table:number-columns-spanned="22" table:number-rows-spanned="1">
            <text:p>受講生 レポート修正(週報)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8" table:number-columns-spanned="3" table:number-rows-spanned="1"/>
          <table:covered-table-cell table:number-columns-repeated="2" table:style-name="ce170" table:content-validation-name="val8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09" table:style-name="ta12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09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3]" office:value-type="string" office:string-value="受講生 レポート登録 入力チェック" calcext:value-type="string" table:number-columns-spanned="22" table:number-rows-spanned="1">
            <text:p>受講生 レポート登録 入力チェック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9" table:number-columns-spanned="3" table:number-rows-spanned="1"/>
          <table:covered-table-cell table:number-columns-repeated="2" table:style-name="ce170" table:content-validation-name="val9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0" table:style-name="ta13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0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4]" office:value-type="string" office:string-value="受講生 勤怠登録 正常系" calcext:value-type="string" table:number-columns-spanned="22" table:number-rows-spanned="1">
            <text:p>受講生 勤怠登録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71" table:number-columns-spanned="5" table:number-rows-spanned="1"/>
          <table:covered-table-cell table:number-columns-repeated="4" table:style-name="ce171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>
            <office:annotation office:display="true" draw:style-name="gr2" draw:text-style-name="P4" svg:width="11.652cm" svg:height="6.512cm" svg:x="22.75cm" svg:y="7.665cm" draw:caption-point-x="-8.52cm" draw:caption-point-y="-3.194cm">
              <dc:date>2025-12-19T00:00:00</dc:date>
              <text:p text:style-name="P3"><text:span text:style-name="T3">DB</text:span><text:span text:style-name="T3">データの「</text:span><text:span text:style-name="T3">DEMO</text:span><text:span text:style-name="T3">コース」は</text:span><text:span text:style-name="T3">2022</text:span><text:span text:style-name="T3">年の日付であるため、</text:span></text:p>
              <text:p text:style-name="P3"><text:span text:style-name="T3">テストを実施するにあたり、事前にコース情報を変更しておく必要がある。</text:span></text:p>
              <text:p text:style-name="P3"><text:span text:style-name="T3"/></text:p>
              <text:p text:style-name="P3"><text:span text:style-name="T3">【手順】</text:span></text:p>
              <text:p text:style-name="P3"><text:span text:style-name="T3">①</text:span><text:span text:style-name="T3">管理者アカウントでログイン</text:span></text:p>
              <text:p text:style-name="P3"><text:span text:style-name="T3"/></text:p>
              <text:p text:style-name="P3"><text:span text:style-name="T3">②</text:span><text:span text:style-name="T3">コース一覧 </text:span><text:span text:style-name="T3">&gt; DEMO</text:span><text:span text:style-name="T3">コースの変更ボタン </text:span><text:span text:style-name="T3">&gt; </text:span><text:span text:style-name="T3">コース変更画面</text:span></text:p>
              <text:p text:style-name="P3"><text:span text:style-name="T3">以下の日程に編集する。</text:span></text:p>
              <text:p text:style-name="P3"><text:span text:style-name="T3"/></text:p>
              <text:p text:style-name="P3"><text:span text:style-name="T3">　開始日 </text:span><text:span text:style-name="T3">-&gt; </text:span><text:span text:style-name="T4">テスト実行日の前日</text:span><text:span text:style-name="T3">（コース内容</text:span><text:span text:style-name="T3">:</text:span><text:span text:style-name="T3">ハードウェア、ソフトウェア、</text:span><text:span text:style-name="T3">WWW</text:span><text:span text:style-name="T3">）</text:span></text:p>
              <text:p text:style-name="P3"><text:span text:style-name="T3">　終了日 </text:span><text:span text:style-name="T3">-&gt; </text:span><text:span text:style-name="T4">テスト実行日</text:span><text:span text:style-name="T3">（コース内容</text:span><text:span text:style-name="T3">:</text:span><text:span text:style-name="T3">アルゴリズム、フローチャート）</text:span></text:p>
              <text:p text:style-name="P3"><text:span text:style-name="T3">　</text:span><text:span text:style-name="T5">計</text:span><text:span text:style-name="T5">2</text:span><text:span text:style-name="T5">日間に変更</text:span><text:span text:style-name="T3">し、決定ボタン。</text:span></text:p>
              <text:p text:style-name="P3"><text:span text:style-name="T3"/></text:p>
              <text:p text:style-name="P3"><text:span text:style-name="T3">③</text:span><text:span text:style-name="T3">コース詳細変更画面で、余分なセクションとカテゴリーを削除し、決定ボタン。</text:span></text:p>
              <text:p text:style-name="P3"><text:span text:style-name="T3"/></text:p>
              <text:p text:style-name="P3"><text:span text:style-name="T3">④</text:span><text:span text:style-name="T3">コース詳細画面で、コース最終日がテスト実行日となり、背景が青く表示されていれば、このテストは正常に動作する。　</text:span></text:p>
            </office:annotation>
          </table:table-cell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0" table:number-columns-spanned="3" table:number-rows-spanned="1"/>
          <table:covered-table-cell table:number-columns-repeated="2" table:style-name="ce170" table:content-validation-name="val10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1" table:style-name="ta14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1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5]" office:value-type="string" office:string-value="受講生 勤怠直接編集 正常系" calcext:value-type="string" table:number-columns-spanned="22" table:number-rows-spanned="1">
            <text:p>受講生 勤怠直接編集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71" table:number-columns-spanned="5" table:number-rows-spanned="1"/>
          <table:covered-table-cell table:number-columns-repeated="4" table:style-name="ce171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1" table:number-columns-spanned="3" table:number-rows-spanned="1"/>
          <table:covered-table-cell table:number-columns-repeated="2" table:style-name="ce170" table:content-validation-name="val11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2" table:style-name="ta15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2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6]" office:value-type="string" office:string-value="受講生 勤怠直接編集 入力チェック" calcext:value-type="string" table:number-columns-spanned="22" table:number-rows-spanned="1">
            <text:p>受講生 勤怠直接編集 入力チェック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71" table:number-columns-spanned="5" table:number-rows-spanned="1"/>
          <table:covered-table-cell table:number-columns-repeated="4" table:style-name="ce171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2" table:number-columns-spanned="3" table:number-rows-spanned="1"/>
          <table:covered-table-cell table:number-columns-repeated="2" table:style-name="ce170" table:content-validation-name="val12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3" table:style-name="ta16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3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7]" office:value-type="string" office:string-value="受講生 試験の実施 結果0点" calcext:value-type="string" table:number-columns-spanned="22" table:number-rows-spanned="1">
            <text:p>受講生 試験の実施 結果0点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3" table:number-columns-spanned="3" table:number-rows-spanned="1"/>
          <table:covered-table-cell table:number-columns-repeated="2" table:style-name="ce170" table:content-validation-name="val13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4" table:style-name="ta17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4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8]" office:value-type="string" office:string-value="受講生 試験の実施 結果50点" calcext:value-type="string" table:number-columns-spanned="22" table:number-rows-spanned="1">
            <text:p>受講生 試験の実施 結果50点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4" table:number-columns-spanned="3" table:number-rows-spanned="1"/>
          <table:covered-table-cell table:number-columns-repeated="2" table:style-name="ce170" table:content-validation-name="val14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5" table:style-name="ta18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5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19]" office:value-type="string" office:string-value="受講生 初回ログイン 利用規約に不同意" calcext:value-type="string" table:number-columns-spanned="22" table:number-rows-spanned="1">
            <text:p>受講生 初回ログイン 利用規約に不同意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5" table:number-columns-spanned="3" table:number-rows-spanned="1"/>
          <table:covered-table-cell table:number-columns-repeated="2" table:style-name="ce170" table:content-validation-name="val15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6" table:style-name="ta19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6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20]" office:value-type="string" office:string-value="受講生 初回ログイン パスワード変更 入力チェック" calcext:value-type="string" table:number-columns-spanned="22" table:number-rows-spanned="1">
            <text:p>受講生 初回ログイン パスワード変更 入力チェック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6" table:number-columns-spanned="3" table:number-rows-spanned="1"/>
          <table:covered-table-cell table:number-columns-repeated="2" table:style-name="ce170" table:content-validation-name="val16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ケース17" table:style-name="ta20">
        <table:table-column table:style-name="co6" table:number-columns-repeated="4" table:default-cell-style-name="ce67"/>
        <table:table-column table:style-name="co6" table:number-columns-repeated="5" table:default-cell-style-name="ce74"/>
        <table:table-column table:style-name="co6" table:number-columns-repeated="57" table:default-cell-style-name="ce67"/>
        <table:table-column table:style-name="co6" table:number-columns-repeated="191" table:default-cell-style-name="ce161"/>
        <table:table-column table:style-name="co6" table:number-columns-repeated="16127"/>
        <table:table-row table:style-name="ro1">
          <table:table-cell table:style-name="ce65"/>
          <table:table-cell table:number-columns-repeated="256"/>
        </table:table-row>
        <table:table-row table:style-name="ro26">
          <table:table-cell table:style-name="ce66"/>
          <table:table-cell table:style-name="ce57" office:value-type="string" calcext:value-type="string">
            <text:p>ケース17</text:p>
          </table:table-cell>
          <table:table-cell table:style-name="ce57"/>
          <table:table-cell table:style-name="ce72"/>
          <table:table-cell table:style-name="ce75"/>
          <table:table-cell table:style-name="ce59" table:formula="of:=[$ケース一覧.L21]" office:value-type="string" office:string-value="受講生 初回ログイン 正常系" calcext:value-type="string" table:number-columns-spanned="22" table:number-rows-spanned="1">
            <text:p>受講生 初回ログイン 正常系</text:p>
          </table:table-cell>
          <table:covered-table-cell table:number-columns-repeated="21" table:style-name="ce61"/>
          <table:table-cell table:style-name="ce66" table:number-columns-repeated="39"/>
          <table:table-cell table:style-name="ce162" table:number-columns-repeated="16318"/>
        </table:table-row>
        <table:table-row table:style-name="ro7">
          <table:table-cell table:number-columns-repeated="257"/>
        </table:table-row>
        <table:table-row table:style-name="ro8">
          <table:table-cell/>
          <table:table-cell table:style-name="ce69" office:value-type="string" calcext:value-type="string" table:number-columns-spanned="3" table:number-rows-spanned="1">
            <text:p>テストNo</text:p>
          </table:table-cell>
          <table:covered-table-cell table:style-name="ce71"/>
          <table:covered-table-cell table:style-name="ce73"/>
          <table:table-cell table:style-name="ce76" office:value-type="string" calcext:value-type="string" table:number-columns-spanned="23" table:number-rows-spanned="1">
            <text:p>操作</text:p>
          </table:table-cell>
          <table:covered-table-cell table:number-columns-repeated="21" table:style-name="ce78"/>
          <table:covered-table-cell table:style-name="ce80"/>
          <table:table-cell table:style-name="ce76" office:value-type="string" calcext:value-type="string" table:number-columns-spanned="27" table:number-rows-spanned="1">
            <text:p>期待値</text:p>
          </table:table-cell>
          <table:covered-table-cell table:number-columns-repeated="25" table:style-name="ce78"/>
          <table:covered-table-cell table:style-name="ce80"/>
          <table:table-cell table:style-name="ce76" office:value-type="string" calcext:value-type="string" table:number-columns-spanned="5" table:number-rows-spanned="1">
            <text:p>実施日</text:p>
          </table:table-cell>
          <table:covered-table-cell table:number-columns-repeated="3" table:style-name="ce78"/>
          <table:covered-table-cell table:style-name="ce80"/>
          <table:table-cell table:style-name="ce76" office:value-type="string" calcext:value-type="string" table:number-columns-spanned="4" table:number-rows-spanned="1">
            <text:p>確認者</text:p>
          </table:table-cell>
          <table:covered-table-cell table:number-columns-repeated="2" table:style-name="ce78"/>
          <table:covered-table-cell table:style-name="ce80"/>
          <table:table-cell table:style-name="ce76" office:value-type="string" calcext:value-type="string" table:number-columns-spanned="3" table:number-rows-spanned="1">
            <text:p>合否</text:p>
          </table:table-cell>
          <table:covered-table-cell table:style-name="ce78"/>
          <table:covered-table-cell table:style-name="ce80"/>
          <table:table-cell table:number-columns-repeated="191"/>
        </table:table-row>
        <table:table-row table:style-name="ro1">
          <table:table-cell/>
          <table:table-cell table:style-name="ce70" office:value-type="float" office:value="1" calcext:value-type="float" table:number-columns-spanned="3" table:number-rows-spanned="1">
            <text:p>01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2" calcext:value-type="float" table:number-columns-spanned="3" table:number-rows-spanned="1">
            <text:p>02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3" calcext:value-type="float" table:number-columns-spanned="3" table:number-rows-spanned="1">
            <text:p>03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4" calcext:value-type="float" table:number-columns-spanned="3" table:number-rows-spanned="1">
            <text:p>04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5" calcext:value-type="float" table:number-columns-spanned="3" table:number-rows-spanned="1">
            <text:p>05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6" calcext:value-type="float" table:number-columns-spanned="3" table:number-rows-spanned="1">
            <text:p>06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5" table:style-name="ce60"/>
          <table:covered-table-cell table:style-name="ce62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7" calcext:value-type="float" table:number-columns-spanned="3" table:number-rows-spanned="1">
            <text:p>07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8" calcext:value-type="float" table:number-columns-spanned="3" table:number-rows-spanned="1">
            <text:p>08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2" table:style-name="ce164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9" calcext:value-type="float" table:number-columns-spanned="3" table:number-rows-spanned="1">
            <text:p>09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>
          <table:table-cell/>
          <table:table-cell table:style-name="ce7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0"/>
          <table:table-cell table:style-name="ce164" table:number-columns-spanned="23" table:number-rows-spanned="1"/>
          <table:covered-table-cell table:number-columns-repeated="21" table:style-name="ce60"/>
          <table:covered-table-cell table:style-name="ce62"/>
          <table:table-cell table:style-name="ce164" table:number-columns-spanned="27" table:number-rows-spanned="1"/>
          <table:covered-table-cell table:number-columns-repeated="26" table:style-name="ce164"/>
          <table:table-cell table:style-name="ce169" table:number-columns-spanned="5" table:number-rows-spanned="1"/>
          <table:covered-table-cell table:number-columns-repeated="4" table:style-name="ce169"/>
          <table:table-cell table:style-name="ce170" table:number-columns-spanned="4" table:number-rows-spanned="1"/>
          <table:covered-table-cell table:number-columns-repeated="3" table:style-name="ce170"/>
          <table:table-cell table:style-name="ce170" table:content-validation-name="val17" table:number-columns-spanned="3" table:number-rows-spanned="1"/>
          <table:covered-table-cell table:number-columns-repeated="2" table:style-name="ce170" table:content-validation-name="val17"/>
          <table:table-cell table:number-columns-repeated="191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" svg:font-family="Meiryo" style:font-family-generic="modern" style:font-pitch="fixed"/>
    <style:font-face style:name="Noto Sans JP" svg:font-family="'Noto Sans JP'" style:font-family-generic="system" style:font-pitch="variable"/>
    <style:font-face style:name="メイリオ" svg:font-family="メイリオ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¥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¥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0" number:min-decimal-places="0" number:min-integer-digits="1"/>
      <number:text>9</number:text>
    </number:number-style>
    <number:number-style style:name="N157">
      <number:number number:decimal-places="0" number:min-decimal-places="0" number:min-integer-digits="2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date-style style:name="N10128P0" style:volatile="true" number:language="ja" number:country="JP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28" number:language="ja" number:country="JP">
      <number:text-content/>
      <style:map style:condition="value()&lt;=1.7976931348623157E+308" style:apply-style-name="N10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2.49pt solid #4f81b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2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2pt" style:font-style-asian="normal" style:font-weight-asian="normal" style:font-size-complex="12pt" style:font-style-complex="normal" style:font-weight-complex="normal"/>
    </style:style>
    <style:style style:name="標準_20_2_20_8" style:display-name="標準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91cm" fo:margin-bottom="0.991cm" fo:margin-left="0.991cm" fo:margin-right="0.991cm" style:first-page-number="continue" style:scale-to-X="1" style:scale-to-Y="1" style:writing-mode="lr-tb"/>
      <style:header-style>
        <style:header-footer-properties fo:min-height="0.75cm" fo:margin-left="0.908cm" fo:margin-right="0.908cm" fo:margin-bottom="0cm"/>
      </style:header-style>
      <style:footer-style>
        <style:header-footer-properties fo:min-height="0.75cm" fo:margin-left="0.908cm" fo:margin-right="0.908cm" fo:margin-top="0cm"/>
      </style:footer-style>
    </style:page-layout>
  </office:automatic-styles>
  <office:master-styles>
    <style:master-page style:name="PageStyle_5f_表紙" style:display-name="PageStyle_表紙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一覧" style:display-name="PageStyle_ケース一覧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1" style:display-name="PageStyle_ケース0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2" style:display-name="PageStyle_ケース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3" style:display-name="PageStyle_ケース0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4" style:display-name="PageStyle_ケース0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5" style:display-name="PageStyle_ケース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6" style:display-name="PageStyle_ケース0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7" style:display-name="PageStyle_ケース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8" style:display-name="PageStyle_ケース08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09" style:display-name="PageStyle_ケース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0" style:display-name="PageStyle_ケース1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1" style:display-name="PageStyle_ケース1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2" style:display-name="PageStyle_ケース1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3" style:display-name="PageStyle_ケース1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4" style:display-name="PageStyle_ケース1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5" style:display-name="PageStyle_ケース1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6" style:display-name="PageStyle_ケース16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ケース17" style:display-name="PageStyle_ケース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22T13:48:16.524000000</dc:date>
    <meta:print-date>2025-02-21T15:24:43</meta:print-date>
    <meta:editing-duration>PT7H34M40S</meta:editing-duration>
    <meta:editing-cycles>12</meta:editing-cycles>
    <meta:generator>LibreOffice/7.4.3.2$Windows_X86_64 LibreOffice_project/1048a8393ae2eeec98dff31b5c133c5f1d08b890</meta:generator>
    <meta:document-statistic meta:table-count="19" meta:cell-count="457" meta:object-count="0"/>
  </office:meta>
</office:document-meta>
</file>